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0b54" officeooo:paragraph-rsid="00150b54"/>
    </style:style>
    <style:style style:name="P2" style:family="paragraph" style:parent-style-name="Standard">
      <style:paragraph-properties fo:text-align="justify" style:justify-single-word="false"/>
      <style:text-properties officeooo:rsid="00150b54" officeooo:paragraph-rsid="00150b54"/>
    </style:style>
    <style:style style:name="P3" style:family="paragraph" style:parent-style-name="Standard">
      <style:paragraph-properties fo:text-align="justify" style:justify-single-word="false"/>
      <style:text-properties fo:font-size="10pt" fo:font-style="italic" officeooo:rsid="00150b54" officeooo:paragraph-rsid="00150b54" style:font-size-asian="8.75pt" style:font-style-asian="italic" style:font-size-complex="1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10pt" fo:font-style="italic" officeooo:rsid="00150b54" officeooo:paragraph-rsid="00150b54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0pt" fo:font-style="italic" officeooo:rsid="0015fb4d" officeooo:paragraph-rsid="0015fb4d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15fb4d" officeooo:paragraph-rsid="0015fb4d"/>
    </style:style>
    <style:style style:name="T1" style:family="text">
      <style:text-properties officeooo:rsid="0015fb4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</text:p>
      <text:p text:style-name="P1"/>
      <text:p text:style-name="P2"/>
      <text:p text:style-name="P2">Objetivo Específico:</text:p>
      <text:p text:style-name="P2"/>
      <text:p text:style-name="P4">Mi objetivo específico es el de terminar este ciclo formativo de forma satisfactoria, con buena calificación, pudiendo optar así a unas prácticas buenas en una buena empresa, con alguna posibilidad de poder extender a un contrato profesional después de ese periodo de prácticas.</text:p>
      <text:p text:style-name="P3"/>
      <text:p text:style-name="P2"/>
      <text:p text:style-name="P2">Medible:</text:p>
      <text:p text:style-name="P2"/>
      <text:p text:style-name="P4">Un objetivo medible podría ser aquel que he escrito anteriormente, ya que se verá cumplido si obtengo una buena calificación y un buen periodo de prácticas.</text:p>
      <text:p text:style-name="P4"/>
      <text:p text:style-name="P5">Esto aportaría un cambio radical en mi vida, pues pasaría de empleado a empleador.</text:p>
      <text:p text:style-name="P2"/>
      <text:p text:style-name="P2">Ambicioso:</text:p>
      <text:p text:style-name="P2"/>
      <text:p text:style-name="P4">Mi objetivo ambicioso sería aquel escenario en el que después de cumplir el objetivo específico, estaría unos años trabajando, ahorrando y tras ello, montar una empresa de software.</text:p>
      <text:p text:style-name="P2"/>
      <text:p text:style-name="P2">Realista:</text:p>
      <text:p text:style-name="P2"/>
      <text:p text:style-name="P4">Creo que siendo realistas, el objetivo que me marqué al principio de este documento es lo suficientemente realista como para que abarque este apartado también. <text:span text:style-name="T1">Ya que los recursos los dispongo actualmente.</text:span></text:p>
      <text:p text:style-name="P2"/>
      <text:p text:style-name="P2">Definido en el tiempo:</text:p>
      <text:p text:style-name="P2"/>
      <text:p text:style-name="P6"><text:span text:style-name="T2">El objetivo marcando al principio de la tarea puede estar cumplido en un plazo de 2 año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ntonio Muñoz Cube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8:41:24.906186000</meta:creation-date>
    <dc:date>2021-05-03T08:59:28.691290335</dc:date>
    <meta:editing-duration>PT4M1S</meta:editing-duration>
    <meta:editing-cycles>1</meta:editing-cycles>
    <meta:document-statistic meta:table-count="0" meta:image-count="0" meta:object-count="0" meta:page-count="1" meta:paragraph-count="13" meta:word-count="173" meta:character-count="1089" meta:non-whitespace-character-count="929"/>
    <meta:generator>LibreOffice/6.4.6.2$Linux_X86_64 LibreOffice_project/40$Build-2</meta:generator>
  </office:meta>
</office:document-meta>
</file>